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DejaVu Sans Mono" svg:font-family="'DejaVu Sans Mono'"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language="gl" fo:country="ES"/>
    </style:style>
    <style:style style:name="P3" style:family="paragraph" style:parent-style-name="Text_20_body">
      <style:paragraph-properties fo:text-align="justify" style:justify-single-word="false"/>
      <style:text-properties fo:language="gl" fo:country="ES" style:text-underline-style="solid" style:text-underline-width="auto" style:text-underline-color="font-color" fo:font-weight="bold" style:font-weight-asian="bold"/>
    </style:style>
    <style:style style:name="P4" style:family="paragraph" style:parent-style-name="Heading_20_2">
      <style:paragraph-properties fo:text-align="justify" style:justify-single-word="false"/>
      <style:text-properties fo:language="gl" fo:country="ES"/>
    </style:style>
    <style:style style:name="P5" style:family="paragraph" style:parent-style-name="Heading_20_2" style:master-page-name="Standard">
      <style:paragraph-properties fo:text-align="justify" style:justify-single-word="false" style:page-number="auto"/>
    </style:style>
    <style:style style:name="P6" style:family="paragraph" style:parent-style-name="Heading_20_3">
      <style:paragraph-properties fo:text-align="justify" style:justify-single-word="false"/>
      <style:text-properties fo:language="gl" fo:country="ES"/>
    </style:style>
    <style:style style:name="P7" style:family="paragraph" style:parent-style-name="Heading_20_3">
      <style:paragraph-properties fo:text-align="justify" style:justify-single-word="false"/>
    </style:style>
    <style:style style:name="P8" style:family="paragraph" style:parent-style-name="List_20_Heading">
      <style:paragraph-properties fo:text-align="justify" style:justify-single-word="false"/>
    </style:style>
    <style:style style:name="P9" style:family="paragraph" style:parent-style-name="List_20_Heading">
      <style:paragraph-properties fo:margin-left="0.3937in" fo:margin-right="0in" fo:text-align="justify" style:justify-single-word="false" fo:text-indent="0in" style:auto-text-indent="false" fo:break-before="page"/>
    </style:style>
    <style:style style:name="P10" style:family="paragraph" style:parent-style-name="List_20_Heading">
      <style:paragraph-properties fo:margin-left="0.3937in" fo:margin-right="0in" fo:text-align="justify" style:justify-single-word="false" fo:text-indent="0in" style:auto-text-indent="false"/>
    </style:style>
    <style:style style:name="P11" style:family="paragraph" style:parent-style-name="Quotations">
      <style:paragraph-properties fo:text-align="justify" style:justify-single-word="false"/>
    </style:style>
    <style:style style:name="P12" style:family="paragraph" style:parent-style-name="Quotations">
      <style:paragraph-properties fo:margin-left="0in" fo:margin-right="0.3937in" fo:text-align="justify" style:justify-single-word="false" fo:text-indent="0in" style:auto-text-indent="false"/>
      <style:text-properties fo:language="gl" fo:country="ES"/>
    </style:style>
    <style:style style:name="T1" style:family="text">
      <style:text-properties fo:language="gl" fo:country="ES"/>
    </style:style>
    <style:style style:name="T2" style:family="text">
      <style:text-properties fo:language="gl" fo:country="ES" fo:font-weight="bold" style:font-weight-asian="bold"/>
    </style:style>
    <style:style style:name="T3" style:family="text">
      <style:text-properties fo:language="gl" fo:country="ES" fo:font-style="italic" style:font-style-asian="italic"/>
    </style:style>
    <style:style style:name="T4" style:family="text">
      <style:text-properties style:text-position="42% 100%" fo:font-size="9.5pt" fo:language="gl" fo:country="ES" style:font-size-asian="9.5pt"/>
    </style:style>
    <style:style style:name="T5" style:family="text">
      <style:text-properties fo:color="#ff6600" fo:language="gl" fo:country="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text:span text:style-name="T1">Capítulo</text:span><text:span text:style-name="T1"> 6. A comunicación</text:span></text:h>
      <text:p text:style-name="P1"><text:span text:style-name="T2">Táboa de contidos</text:span><text:span text:style-name="T2"> </text:span></text:p>
      <text:p text:style-name="P8"><text:a xlink:type="simple" xlink:href="http://producingoss.com/en/communications.html#you-are-what-you-write"><text:span text:style-name="Internet_20_link"><text:span text:style-name="T1">Es o que escribes</text:span></text:span></text:a></text:p>
      <text:p text:style-name="P2"/>
      <text:p text:style-name="P1"><text:span text:style-name="T1">A capacidade de escribir ben é quizais a cualidade máis importante que hai que ter nun </text:span><text:span text:style-name="T1">contorno de orixe aberto. Durante a execución, importará máis ca o talento de programación. Un gran programador cunha mala capacidade de comunicación poderá facer só unha cousa a un tempo, e mesmo ter problemas para que os demais lle presten atención. Porén, un mal programador pero con boa capacidade de comunicación, é quen de coordinar e persuadir moita xente a facer un grande número de diversas tarefas, e consecuentemente, terá un efecto significativo na direción e velocidade do proxecto.</text:span></text:p>
      <text:p text:style-name="P2">Pode que pareza que non hai moita correlacción entre a capacidade de escribir bos códigos e a de comunciarse cos demais seres humanos. Hai algunha correlación entre programar ben e describir os aspectos técnicos ben, pero nun proxecto, describir os aspectos técnicos é unha parte mínima deste. É moito máis importante a capacidade de enfatizar co púlico; ler as mensaxes e os comentarios que un escribe e comentarios da forma na que os ven os demais, e facer que os demais vexan as súas mensaxes cunha obxectividade similar. Igual de importante é percatarse cando un medio dado de método de comunicacións xa non está a traballar ben, quizais porque non escala como o fai o número de usuarios, e leva máis tempo facer algo sobre iso. </text:p>
      <text:p text:style-name="P1"><text:span text:style-name="T1">Todo isto é obvio na teoría. O que resulta máis complicado na práctica é que os </text:span><text:span text:style-name="T1">contornos de desenvolvemento de software libre son diversos de maneira desconcertante, tanto no referente ao público como aos mecanismos de comunicación.</text:span></text:p>
      <text:p text:style-name="P1"><text:span text:style-name="T1">Todo isto na teoría é obvio. O que o fai difícil na práctica é que son moi diversas tanto no público como n</text:span><text:span text:style-name="T1">os mecanismos de comunicación. Un pensamento debería ser expresado nunha mensaxe na lista de correo, como anotación no seguimento de erros, ou como comentario no código? Cando se responde unha pregunta nun foro público, canto debemos supor que sabe o lector, dado que o «lector» non vai ser só o que responda a pregunta en primeiro lugar, senón que tamén serán aqueles que vexan a túa resposta? Canto deben estar os programadores en contacto constructivo cos usuarios, sen ser inundados por solicitudes de funcións, informes de erros e charla xeral? Cómo avisas cando un medio alcanzou o límite da súa capacidade e que fas?</text:span></text:p>
      <text:p text:style-name="P1"><text:span text:style-name="T1">As solucións a estes problemas normalmente son parciais, porque unha solución particular convertirarse en obsoleta cando medre o proxecto ou se dean cambios na estrutura deste. A miúdo tamén están </text:span><text:span text:style-name="T3">ad hoc</text:span><text:span text:style-name="T1">, porque se improvisan respostas a situacións dinámicas. Todos os participantes teñen que ser conscientes de cando e como as comunicacións poden chegar a estancarse e estar involucradas nas solucións. Axudar á xente a facer isto é unha grande parte de xestionar un proxecto fonte aberto. As seccións que siguen a continuación discuten sobre como conducir as túas propias comunicacións e como facer que os mecanismos de comunicación sexan unha prioridade para todos os que se atopan no proxecto</text:span><text:span text:style-name="T4"> [</text:span><text:a xlink:type="simple" xlink:href="http://producingoss.com/en/communications.html#ftn.id308150"><text:span text:style-name="Internet_20_link"><text:span text:style-name="T1">22</text:span></text:span></text:a><text:span text:style-name="T4">].</text:span><text:bookmark text:name="you-are-what-you-write"/></text:p>
      <text:p text:style-name="P2"/>
      <text:h text:style-name="P4" text:outline-level="2"><text:soft-page-break/></text:h>
      <text:h text:style-name="P4" text:outline-level="2">Es o que escribes</text:h>
      <text:p text:style-name="P1"><text:span text:style-name="T1">Considera que a única cousa que todo o mundo sbae de ti en Internet virá polo que escribes o que os demais escriben sobre ti. Pode que sexas unha persoa brillante, perceptiva e carismáti</text:span><text:span text:style-name="T1">ca, pero se os teus emails son demasiado extensos e non teñen estrutura, a xente asumirá que ti tamén es así. Ou quizais si que es unha persoa que fala de máis e pouco estruturada, pero ninguén ten por que sabelo se as túas mensaxes son lúcidas e informativas.</text:span></text:p>
      <text:p text:style-name="P1"><text:span text:style-name="T1">Prestarlle atención ao que escribes paga a pena. O hacker Jim Blandy de software libre a longo prazo contaba a seguinte historia:</text:span></text:p>
      <text:p text:style-name="P11"><text:span text:style-name="T1">En </text:span><text:span text:style-name="T1">1993 estaba traballando para a Fundación de software libre e estabamos probando a versión 19 of GNU Emacs. Faciamos unha versión beta cada semana ou así, e a xente tiña que probala e mandarnos reportes de erros. Había un tipo que ninguén de nós coñecera en persoa pero que facía un gran traballo: os seus informes de erros eran sempre moi claros e contaba sempre directamente o problema, e cando nos achegaba el un arranxo, case sempre estaba no certo. Era moi bo.</text:span></text:p>
      <text:p text:style-name="P11"><text:span text:style-name="T1">Agora, antes de que a Fundación para software libre puidera usar un código escrito por outra persoa, tiñamos que facer que firmasen algúns documentos legais para asinarlle o copyright a ese código para a FSF. Tomar un código dun descoñecido e deixalo é un indicio de catástrofe legal.</text:span></text:p>
      <text:p text:style-name="P11"><text:span text:style-name="T1">Así que lle enviei ao </text:span><text:span text:style-name="T1">tipo os formularios dicíndolle «precisamos ter listo este papelame, asina este documento, este que o asine o teu xefe e despois podemos comezar a pagarche. Moitas grazas».</text:span></text:p>
      <text:p text:style-name="P11"><text:span text:style-name="T1">Entón respondeume «</text:span><text:span text:style-name="T1">non teño xefe». </text:span></text:p>
      <text:p text:style-name="P11"><text:span text:style-name="T1">Así que escribinlle «</text:span><text:span text:style-name="T1">De acordo. Entón mándanos o teu título».</text:span></text:p>
      <text:p text:style-name="P11"><text:span text:style-name="T1">Ao cabo du</text:span><text:span text:style-name="T1">n momento, respondeume dicindo «É que en realidade… Teño trece anos e vivo con meus pais».</text:span></text:p>
      <text:p text:style-name="P12">Como ese rapaz non escribía como alguén de trece anos, ninguén supuña que os tiña. A continuación temos algunhas formas para facer que a túa escrita cree unha boa impresión tamén.</text:p>
      <text:p text:style-name="P9"><text:a xlink:type="simple" xlink:href="http://producingoss.com/en/communications.html#structure-and-formatting"><text:span text:style-name="Internet_20_link"><text:span text:style-name="T1">Estrutura e formato</text:span></text:span></text:a></text:p>
      <text:p text:style-name="P12"/>
      <text:h text:style-name="P6" text:outline-level="3">Estrutura e formato</text:h>
      <text:p text:style-name="P1"><text:span text:style-name="T1">Non caias no erro de escribir todo coma se fose unha mensaxe ao móbil. Escribe frases completas, coa primeira letra de cada unha delas en maiúscula, e utiliza as parénteses onde sexan necesarias. Isto é o máis importante na escrita de correos ou doutras redaccións. No </text:span><text:span text:style-name="T3">Internet Relay Chat</text:span><text:span text:style-name="T1"> ou noutros foros deste tipo, xeralmente non é un erro esquecer as maiúsculas, utilizar contraccións ou expresións comúns… O que debes ter en conta é non trasladar estes hábitos a contornos formais e foros máis persistentes. Os correos, os documentos, os reportes de erros e outras formas de escrita están destinados a durar para sempre, así que deberían ser escritos utilizando a gramática e a ortografía estándares, e ter unha estrutura narrativa coherente. Isto non é así non porque non sexa bo seguir as normas arbitrarias, senón porque estas normas non son arbitrarias: evolucionan á forma do presente porque fan que os textos sexan máis fáciles de ler, e deberías seguir isto por esta razón. É desexable que o texto sexa fácil de ler non só porque significa que a xente entenderá o que escribes, senón porque fará que parezas o tipo de persoa que toma o seu tempo para comunicarse claramente; é dicir, alguén a quen paga a pena prestar atención.</text:span></text:p>
      <text:p text:style-name="P2">Para os correos, en particular, os expertos, os programadores, sentaron unha serie de convencións:</text:p>
      <text:p text:style-name="P1"><text:span text:style-name="T1">Envía só textos sen formato; nin HTML, nin textos enriquecidos ou outros formatos que poidan ser pouco claros para os lectores de correos. Dálles formato ás túas liñas sobre 72 columnas. Non excedas as 80 columnas, que se converteron no estándar de largo (pode que algunha xente utilice terminais máis largos, pero ninguén utilizará terminais máis estreitos). Se escribes as túas liñas en menos de 80 columnas, deixarás espazo para as citas que se engaden nas respostas, sen que haxa que reaxustar o texto.</text:span></text:p>
      <text:p text:style-name="P1"><text:span text:style-name="Emphasis"><text:span text:style-name="T1">Utiliza quebras de liñas reais</text:span></text:span><text:span text:style-name="Emphasis"><text:span text:style-name="T1">.</text:span></text:span><text:span text:style-name="T1"> Algúns servizos de correo axustan o texto de forma errada, de forma que cando estás compoñendo un correo electrónico, visualízanse quebras de liña que en realidade non existen. Cando se envía o correo, pode que non teña quebras de liña que pensabas que tiña, e axustarase mal nas pantallas dos demais. Se pode que o teu servizo de correo use quebras de liña falsas, busca un configuración axeitada coa que poidas mostrar as quebras de liña verdadeiras tal e como ti as compós. </text:span></text:p>
      <text:p text:style-name="P1"><text:span text:style-name="T1">Cando inclúas saídas de pantalla, fragmentos de código, ou outro texto preformatado, compénsao de forma que mesmo un ollo vago poida ver claramente os límites entre a túa prosa e o material que citas. (Nunca pensei escribir este consello ao comezar este libro, pero ultimamente, nun número extenso de listas de correo fonte abertas, vin cantidade de mesturas de textos de distintas fontes sen que quedase claro cal era cal. O efecto é frustrante. Fai que as súas mensaxes sexan difíciles de entender, e francamente, fai que esa xente pareza desorganizada). </text:span></text:p>
      <text:p text:style-name="P1"><text:span text:style-name="T1">Cando cites o correo doutra persoa, insire as túas respostas onde sexa máis apropiado; en distintos lugares se é necesario, e corta as partes do correo que non fagan falta. Se escribes un comentario rápido que responde ao correo en conxunto, non está mal un </text:span><text:span text:style-name="T3">top-post</text:span><text:span text:style-name="T1"> (isto é, situar a túa resposta sobre o texto citado do seu correo), doutra forma, deberías citar a parte relevante do texto orixinal, seguido da túa resposta. </text:span></text:p>
      <text:p text:style-name="P2">Constrúe as liñas do asunto dos novos correos coidadosamente. É a liña máis importante do teu correo, porque permite que todas as persoas do proxecto decidan se queren ler máis ou non. O software de lectura moderno organiza grupos de mensaxes relacionados en fíos, que poden estar definidos non só polo asunto común, senón por outras cabeceiras (que normalmente non se mostran). </text:p>
      <text:p text:style-name="P1"><text:soft-page-break/><text:span text:style-name="T1">É lóxico que se un fío comeza a desembocar nun novo tema, podes (e deberías) axustar o asunto de acordo coa resposta. A integridade dos fíos conservarase, debido aos outros encabezamentos, pero o novo asunto axudaralle á xente a ter unha visión xeral do fío agora que o tema foi desviado. Así, se é que queres comezar un novo tema, faino cun novo correo, non respondendo un que xa existe cambiándolle o asunto, senón, o teu correo estará clasificado no mesmo fío ao que respondes, e fará que a xente crea que trata sobre o mesmo, cando non é así. De novo, a consecuencia non só será a perda de tempo, senón que afectará levemente á túa credibilidade como persoa con habilidade en utilizar ferramentas de comunicación.</text:span></text:p>
      <text:p text:style-name="P10"><text:a xlink:type="simple" xlink:href="http://producingoss.com/en/communications.html#writing-content"><text:span text:style-name="Internet_20_link"><text:span text:style-name="T1">Cont</text:span></text:span></text:a><text:a xlink:type="simple" xlink:href="http://producingoss.com/en/communications.html#writing-content"><text:span text:style-name="Internet_20_link"><text:span text:style-name="T1">ido</text:span></text:span></text:a></text:p>
      <text:h text:style-name="P7" text:outline-level="3"><text:span text:style-name="T1">Contido</text:span></text:h>
      <text:p text:style-name="P2">Os correos cun formato apropiado captan a atención do lector, pero é o contido a que a mantén. Non hai normas fixas que poidan garantir un bo contido, claro está, pero existen algúns principios que o fan máis probable.</text:p>
      <text:p text:style-name="P1"><text:span text:style-name="T1">Facilítalles a cousa aos lectores. Hai un montón de datos en cada proxecto fonte, e o lector non pode esperar que todo lle sexa familiar; de feito, non pode esperar saber como lle pode chegar a ser familiar. Dentro do posible, as túas mensaxes deberían proporcionarlle información ao lector da forma máis conveniente. Pasar dous minutos extra para investigar a URL para un fío particular nos arquivos da lista de correo para aforrarlle o traballo ao teu lector, paga a pena. Se tes que pasar de cinco a dez minutos resumindo a conclusión dun fío complexo para darlle á xente un contexto e que así entendan a túa mensaxe, entón faino. Pensa desta forma: canto máis éxito teña o proxecto, maior será o número de lectores en calquera foro. Se cada mensaxe que mandas é vista por </text:span><text:span text:style-name="T3">n</text:span><text:span text:style-name="T1"> persoas, entón canto máis incremente </text:span><text:span text:style-name="T3">n</text:span><text:span text:style-name="T1">, máis pagará a pena calquera esforzo para aforrarlles o traballo a esa xente. E cando a xente ve que te estás impoñendo isto, traballarán para igualar as súas propias mensaxes. O resultado é, idealmente, un aumento na eficiencia mundial do proxecto: cando hai que elixir entre </text:span><text:span text:style-name="T3">n</text:span><text:span text:style-name="T1"> persoas facendo un esforzo e unha persoa facéndoo, pois o mellor para o proxecto é este último caso.</text:span></text:p>
      <text:p text:style-name="P3">Novo</text:p>
      <text:p text:style-name="P2">Non utilices hipérboles. É común e esaxerar nas mensaxes en Internet. Por exemplo, pode que a unha persoa que envía un informe de erros <text:s/>non lle chame suficiente a atención, así que o describirá de forma seria e como un problema crítico que o prevén (e aos seus amigos/compañeiros de traballo/curmáns) de utilizar o software produtivamente, cando en realidade non é máis ca un problema leve. Esaxerar non se limita aos usuarios; os programadores fan o mesmo acotío nos os debates técnicos, particularmente cando discuten sobre gusto máis ca sobre corrección:</text:p>
      <text:p text:style-name="P11"><text:span text:style-name="T1">«Ao facelo así, faría que o código fose ilexible. Sería un pesadelo de mantemento, comparado co propósito de J. Random...»</text:span></text:p>
      <text:p text:style-name="P2">A mesma opinión faise máis forte cando se expresa con menos dureza: </text:p>
      <text:p text:style-name="P11"><text:span text:style-name="T1">«Isto funciona, pero é menos ca un ideal no relativo a lexibilidade e mantemento, penso. O propósito de </text:span><text:span text:style-name="T1">J. Random evitaría estes problemas porque…»</text:span></text:p>
      <text:p text:style-name="P1"><text:span text:style-name="T1">Non seredes quen de desfacervos das hipérboles completamente, e, en xeral, non é necesario facelo. Comparado con outras formas de erros de comunicación, a hipérbole non é moi grave; prexudica só ao que escribe a mensaxe. Os receptores poden compensala, mais o emisor perde cada vez máis credibilidade. Polo tanto, polo ben da túa influencia no proxecto, tenta tirar cara a moderación. Desa forma, cando </text:span><text:span text:style-name="T3">si</text:span><text:span text:style-name="T1"> que precises recalcar algo, a xente tomarate en serio.</text:span></text:p>
      <text:p text:style-name="P1"><text:soft-page-break/><text:span text:style-name="T1">Edita dúas veces. Le calquera mensaxe que ocupe máis de medio parágrafo de arriba a abaixo antes de envialo, mesmo despois de lelo unha primeira vez. Este consello élles familiar a aqueles que tiveron clase de redacción, pero é que especialmente importante na discusión online. Como o proceso da redacción online tende a ser altamente descontinuo (no curso no que escribes unha mensaxe pode que teñas que volver e ler outras mensaxes, visitar páxinas e escribir un comando para capturar unha saída de depuración, entre outras cousas), é especialmente sinxelo perder o fío. As mensaxes compostas de</text:span><text:span text:style-name="T5"> </text:span><text:span text:style-name="T1">forma descontinua e que non se revisaron antes de envialas, son recoñecidas moitas veces, para o desgusto (ou polo menos é o que se espera) dos seus autores. Toma o tempo preciso para revisar o que envías. Canto máis xuntas estean as túas mensaxes estruturalmente, máis serán lidas.</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DejaVu Sans Mono" svg:font-family="'DejaVu Sans Mono'"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 Sans1" style:font-size-asian="18pt" style:font-weight-asian="bold" style:font-name-complex="DejaVu Sans1"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1" style:font-size-asian="14pt" style:font-weight-asian="bold" style:font-name-complex="DejaVu Sans1"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1" style:font-size-asian="12pt" style:font-weight-asian="bold" style:font-name-complex="DejaVu Sans1" style:font-size-complex="12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Wingdings" style:font-name-complex="OpenSymbol"/>
    </style:style>
    <style:style style:name="WW8Num2z1" style:family="text">
      <style:text-properties style:font-name="Symbol" style:font-name-complex="OpenSymbol"/>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z1"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z1"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z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z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z1"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ucía</meta:initial-creator>
    <meta:creation-date>2009-12-16T09:58:00</meta:creation-date>
    <dc:creator>Lucía</dc:creator>
    <dc:date>2010-03-10T17:39:00</dc:date>
    <meta:editing-cycles>27</meta:editing-cycles>
    <meta:editing-duration>PT03H02M00S</meta:editing-duration>
    <meta:document-statistic meta:table-count="0" meta:image-count="0" meta:object-count="0" meta:page-count="5" meta:paragraph-count="39" meta:word-count="2216" meta:character-count="13088"/>
    <meta:generator>OpenOffice.org/3.0$Linux OpenOffice.org_project/300m15$Build-9379</meta:generator>
  </office:meta>
</office:document-meta>
</file>